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418cm"/>
    </style:style>
    <style:style style:name="Tabela1.B" style:family="table-column">
      <style:table-column-properties style:column-width="6.645cm"/>
    </style:style>
    <style:style style:name="Tabela1.C" style:family="table-column">
      <style:table-column-properties style:column-width="4.553cm"/>
    </style:style>
    <style:style style:name="Tabela1.D" style:family="table-column">
      <style:table-column-properties style:column-width="2.385cm"/>
    </style:style>
    <style:style style:name="Tabela1.A1" style:family="table-cell">
      <style:table-cell-properties style:vertical-align="middle" fo:padding="0.049cm" fo:border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411cm"/>
    </style:style>
    <style:style style:name="Tabela2.B" style:family="table-column">
      <style:table-column-properties style:column-width="4.06cm"/>
    </style:style>
    <style:style style:name="Tabela2.C" style:family="table-column">
      <style:table-column-properties style:column-width="7.188cm"/>
    </style:style>
    <style:style style:name="Tabela2.D" style:family="table-column">
      <style:table-column-properties style:column-width="2.341cm"/>
    </style:style>
    <style:style style:name="Tabela2.A1" style:family="table-cell">
      <style:table-cell-properties style:vertical-align="middle" fo:padding="0.049cm" fo:border="0.05pt solid #000000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969cm"/>
    </style:style>
    <style:style style:name="Tabela3.B" style:family="table-column">
      <style:table-column-properties style:column-width="4.858cm"/>
    </style:style>
    <style:style style:name="Tabela3.C" style:family="table-column">
      <style:table-column-properties style:column-width="5.008cm"/>
    </style:style>
    <style:style style:name="Tabela3.D" style:family="table-column">
      <style:table-column-properties style:column-width="3.166cm"/>
    </style:style>
    <style:style style:name="Tabela3.A1" style:family="table-cell">
      <style:table-cell-properties style:vertical-align="middle" fo:padding="0.049cm" fo:border="0.05pt solid #000000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3.346cm"/>
    </style:style>
    <style:style style:name="Tabela4.B" style:family="table-column">
      <style:table-column-properties style:column-width="6.99cm"/>
    </style:style>
    <style:style style:name="Tabela4.C" style:family="table-column">
      <style:table-column-properties style:column-width="4.295cm"/>
    </style:style>
    <style:style style:name="Tabela4.D" style:family="table-column">
      <style:table-column-properties style:column-width="2.369cm"/>
    </style:style>
    <style:style style:name="Tabela4.A1" style:family="table-cell">
      <style:table-cell-properties style:vertical-align="middle" fo:padding="0.049cm" fo:border="0.05pt solid #000000"/>
    </style:style>
    <style:style style:name="Tabela4.D2" style:family="table-cell">
      <style:table-cell-properties fo:padding="0.049cm" fo:border="none"/>
    </style:style>
    <style:style style:name="P1" style:family="paragraph" style:parent-style-name="Heading_20_2">
      <style:text-properties style:font-name="Google Sans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Google Sans"/>
    </style:style>
    <style:style style:name="P3" style:family="paragraph" style:parent-style-name="Table_20_Contents">
      <style:paragraph-properties fo:margin-top="0cm" fo:margin-bottom="0cm" style:contextual-spacing="false" fo:line-height="114%"/>
    </style:style>
    <style:style style:name="P4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5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style:font-name-asian="Google Sans Text" style:font-name-complex="Google Sans Text"/>
    </style:style>
    <style:style style:name="T5" style:family="text">
      <style:text-properties fo:font-size="8pt" fo:background-color="transparent" loext:char-shading-value="0"/>
    </style:style>
    <style:style style:name="T6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Guia de Solução de Problemas do Agente <text:span text:style-name="T3">Guardian</text:span> (Foco em Padrões e Fatos)</text:h>
      <text:h text:style-name="P2" text:outline-level="3">1. Segurança e Compliance (Logs e LGPD)</text:h>
      <text:p text:style-name="P7">O Guardian é "LGPD-first" <text:span text:style-name="T5">111</text:span>por design, garantindo a imutabilidade sem armazenar dados pessoais <text:span text:style-name="T6">on-chai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leLine3129171275472">
            <table:table-cell table:style-name="Tabela1.A1" office:value-type="string">
              <text:p text:style-name="P3"><text:span text:style-name="Strong_20_Emphasis"><text:span text:style-name="T2">Seu Problema</text:span></text:span></text:p>
            </table:table-cell>
            <table:table-cell table:style-name="Tabela1.A1" office:value-type="string">
              <text:p text:style-name="P3"><text:span text:style-name="Strong_20_Emphasis"><text:span text:style-name="T2">Solução com Padrões e Fatos Ancorados</text:span></text:span></text:p>
            </table:table-cell>
            <table:table-cell table:style-name="Tabela1.A1" office:value-type="string">
              <text:p text:style-name="P3"><text:span text:style-name="Strong_20_Emphasis"><text:span text:style-name="T2">Ação do Usuário e Benefício</text:span></text:span></text:p>
            </table:table-cell>
            <table:table-cell table:style-name="Tabela1.A1" office:value-type="string">
              <text:p text:style-name="P3"><text:span text:style-name="Strong_20_Emphasis"><text:span text:style-name="T2">Planos Aplicáveis</text:span></text:span></text:p>
            </table:table-cell>
          </table:table-row>
        </table:table-header-rows>
        <table:table-row table:style-name="TableLine3129171275472">
          <table:table-cell table:style-name="Tabela1.A1" office:value-type="string">
            <text:p text:style-name="P4">Provar a Integridade dos Logs e Dados de Auditoria.</text:p>
          </table:table-cell>
          <table:table-cell table:style-name="Tabela1.A1" office:value-type="string">
            <text:p text:style-name="P5"><text:span text:style-name="T1">Âncora de Auditoria Diária em L2 Pós-Dencun.</text:span> O Guardian usa o <text:span text:style-name="T1">Batcher</text:span> <text:span text:style-name="T5">3</text:span>para agregar logs, calcular o <text:span text:style-name="T1">Merkle Root</text:span> (Hash Log) <text:span text:style-name="T5">444</text:span>, e enviar apenas <text:span text:style-name="T1">uma transação por dia e por cliente</text:span> para uma <text:span text:style-name="T6">Layer 2</text:span> (ex: Base/Optimism/Arbitrum).</text:p>
          </table:table-cell>
          <table:table-cell table:style-name="Tabela1.A1" office:value-type="string">
            <text:p text:style-name="P5">No painel, obtenha o <text:span text:style-name="T1">Comprovante de Âncora (TxID)</text:span>. O custo por evidência é <text:span text:style-name="T1">baixo</text:span> (&lt; US$0,01 por mil eventos) <text:span text:style-name="T5">7777</text:span>, mantendo a solução barata e a prova pública<text:span text:style-name="T5">8</text:span>.</text:p>
          </table:table-cell>
          <table:table-cell table:style-name="Tabela1.A1" office:value-type="string">
            <text:p text:style-name="P4">Business (Base)</text:p>
          </table:table-cell>
        </table:table-row>
        <table:table-row table:style-name="TableLine3129171275472">
          <table:table-cell table:style-name="Tabela1.A1" office:value-type="string">
            <text:p text:style-name="P4">Atender ao Direito de Apagamento (LGPD) sem violar a imutabilidade da Blockchain.</text:p>
          </table:table-cell>
          <table:table-cell table:style-name="Tabela1.A1" office:value-type="string">
            <text:p text:style-name="P5"><text:span text:style-name="T1">Política Hash-Only e Quase-Apagamento (CNIL/GDPR)</text:span>. O Agente implementa uma política que bloqueia PII <text:span text:style-name="T6">on-chain</text:span><text:span text:style-name="T5">999999999</text:span>. Ele apaga o dado-fonte e, para a DLT, <text:span text:style-name="T1">invalida a referência</text:span> <text:span text:style-name="T5">10101010</text:span>, mantendo apenas um <text:span text:style-name="T6">hash</text:span> sem vínculo pessoal, conforme as orientações da CNIL.</text:p>
          </table:table-cell>
          <table:table-cell table:style-name="Tabela1.A1" office:value-type="string">
            <text:p text:style-name="P5">Realize a solicitação de exclusão do dado-fonte via API. O Guardian garante que o <text:span text:style-name="T1">processo está em conformidade</text:span><text:span text:style-name="T5">12</text:span>, mantendo a integridade da auditoria sem comprometer a privacidade.</text:p>
          </table:table-cell>
          <table:table-cell table:style-name="Tabela1.A1" office:value-type="string">
            <text:p text:style-name="P4">Global (Por Design)</text:p>
          </table:table-cell>
        </table:table-row>
      </table:table>
      <text:h text:style-name="P2" text:outline-level="3">2. Identidade e Acesso (VC/DID)</text:h>
      <text:p text:style-name="P7">O Guardian utiliza padrões W3C para Identidade Descentralizada, oferecendo mais segurança e controle do que métodos centralizados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 table:style-name="TableLine3129171266832">
            <table:table-cell table:style-name="Tabela2.A1" office:value-type="string">
              <text:p text:style-name="P3"><text:span text:style-name="Strong_20_Emphasis"><text:span text:style-name="T2">Seu Problema</text:span></text:span></text:p>
            </table:table-cell>
            <table:table-cell table:style-name="Tabela2.A1" office:value-type="string">
              <text:p text:style-name="P3"><text:span text:style-name="Strong_20_Emphasis"><text:span text:style-name="T2">Solução com Padrões e Fatos Ancorados</text:span></text:span></text:p>
            </table:table-cell>
            <table:table-cell table:style-name="Tabela2.A1" office:value-type="string">
              <text:p text:style-name="P3"><text:span text:style-name="Strong_20_Emphasis"><text:span text:style-name="T2">Ação do Usuário e Benefício</text:span></text:span></text:p>
            </table:table-cell>
            <table:table-cell table:style-name="Tabela2.A1" office:value-type="string">
              <text:p text:style-name="P3"><text:span text:style-name="Strong_20_Emphasis"><text:span text:style-name="T2">Planos Aplicáveis</text:span></text:span></text:p>
            </table:table-cell>
          </table:table-row>
        </table:table-header-rows>
        <table:table-row table:style-name="TableLine3129171266832">
          <table:table-cell table:style-name="Tabela2.A1" office:value-type="string">
            <text:p text:style-name="P4">Gerenciar o acesso e o consentimento de terceiros/serviços de forma não-custodial.</text:p>
          </table:table-cell>
          <table:table-cell table:style-name="Tabela2.A1" office:value-type="string">
            <text:p text:style-name="P5"><text:span text:style-name="T1">VC 2.0 (Verifiable Credentials) e DID (Decentralized Identifiers)</text:span>. O Guardian atua como um <text:span text:style-name="T1">VC/DID Service</text:span> , emitindo e validando <text:span text:style-name="T1">Verifiable </text:span><text:soft-page-break/><text:span text:style-name="T1">Credentials</text:span> (VC) para consentimento ou acesso.</text:p>
          </table:table-cell>
          <table:table-cell table:style-name="Tabela2.A1" office:value-type="string">
            <text:p text:style-name="P5">Use a API de Identidade para <text:span text:style-name="T1">Emitir Credenciais (VC)</text:span> e <text:span text:style-name="T1">Revogar</text:span> em tempo hábil (MTTR de revogação &lt; 5 min)<text:span text:style-name="T5">16</text:span>. O padrão VC 2.0 garante <text:span text:style-name="T1">interoperabilidade</text:span>.</text:p>
          </table:table-cell>
          <table:table-cell table:style-name="Tabela2.A1" office:value-type="string">
            <text:p text:style-name="P4">Enterprise</text:p>
          </table:table-cell>
        </table:table-row>
      </table:table>
      <text:h text:style-name="P2" text:outline-level="3">3. Proveniência e Mídia (C2PA)</text:h>
      <text:p text:style-name="P7">Para dados e artefatos, o Guardian garante a cadeia de custódia e a origem do conteúdo, essencial para proteger a marca e combater <text:span text:style-name="T6">deepfakes</text:span>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leLine3129171276048">
            <table:table-cell table:style-name="Tabela3.A1" office:value-type="string">
              <text:p text:style-name="P3"><text:span text:style-name="Strong_20_Emphasis"><text:span text:style-name="T2">Seu Problema</text:span></text:span></text:p>
            </table:table-cell>
            <table:table-cell table:style-name="Tabela3.A1" office:value-type="string">
              <text:p text:style-name="P3"><text:span text:style-name="Strong_20_Emphasis"><text:span text:style-name="T2">Solução com Padrões e Fatos Ancorados</text:span></text:span></text:p>
            </table:table-cell>
            <table:table-cell table:style-name="Tabela3.A1" office:value-type="string">
              <text:p text:style-name="P3"><text:span text:style-name="Strong_20_Emphasis"><text:span text:style-name="T2">Ação do Usuário e Benefício</text:span></text:span></text:p>
            </table:table-cell>
            <table:table-cell table:style-name="Tabela3.A1" office:value-type="string">
              <text:p text:style-name="P3"><text:span text:style-name="Strong_20_Emphasis"><text:span text:style-name="T2">Planos Aplicáveis</text:span></text:span></text:p>
            </table:table-cell>
          </table:table-row>
        </table:table-header-rows>
        <table:table-row table:style-name="TableLine3129171276048">
          <table:table-cell table:style-name="Tabela3.A1" office:value-type="string">
            <text:p text:style-name="P4">Garantir a origem e a autenticidade de mídias e artefatos gerados pela automação.</text:p>
          </table:table-cell>
          <table:table-cell table:style-name="Tabela3.A1" office:value-type="string">
            <text:p text:style-name="P5"><text:span text:style-name="T1">Content Credentials (C2PA)</text:span>. O Guardian integra um <text:span text:style-name="T1">pipeline C2PA</text:span> <text:span text:style-name="T5">18181818</text:span>para gerar ou preservar as credenciais de conteúdo em cada artefato (ex: imagens, documentos)<text:span text:style-name="T5">191919</text:span>.</text:p>
          </table:table-cell>
          <table:table-cell table:style-name="Tabela3.A1" office:value-type="string">
            <text:p text:style-name="P5">Ative o serviço <text:span text:style-name="T1">C2PA na CDN/Images</text:span>. O sistema registra o <text:span text:style-name="T6">hash</text:span> do manifesto <text:span text:style-name="T5">21</text:span>, permitindo a <text:span text:style-name="T1">verificação pública</text:span> da proveniência da mídia.</text:p>
          </table:table-cell>
          <table:table-cell table:style-name="Tabela3.A1" office:value-type="string">
            <text:p text:style-name="P5"><text:span text:style-name="T1">Pro</text:span> (Verificação) <text:span text:style-name="T1">Enterprise</text:span> (Geração/Preservação)</text:p>
          </table:table-cell>
        </table:table-row>
      </table:table>
      <text:h text:style-name="P2" text:outline-level="3">4. Governança Enterprise (Permissionado Opcional)</text:h>
      <text:p text:style-name="P7">Para clientes que exigem controle total da rede DLT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leLine3129171288144">
            <table:table-cell table:style-name="Tabela4.A1" office:value-type="string">
              <text:p text:style-name="P3"><text:span text:style-name="Strong_20_Emphasis"><text:span text:style-name="T2">Seu Problema</text:span></text:span></text:p>
            </table:table-cell>
            <table:table-cell table:style-name="Tabela4.A1" office:value-type="string">
              <text:p text:style-name="P3"><text:span text:style-name="Strong_20_Emphasis"><text:span text:style-name="T2">Solução com Padrões e Fatos Ancorados</text:span></text:span></text:p>
            </table:table-cell>
            <table:table-cell table:style-name="Tabela4.A1" office:value-type="string">
              <text:p text:style-name="P3"><text:span text:style-name="Strong_20_Emphasis"><text:span text:style-name="T2">Ação do Usuário e Benefício</text:span></text:span></text:p>
            </table:table-cell>
            <table:table-cell table:style-name="Tabela4.A1" office:value-type="string">
              <text:p text:style-name="P3"><text:span text:style-name="Strong_20_Emphasis"><text:span text:style-name="T2">Planos Aplicáveis</text:span></text:span></text:p>
            </table:table-cell>
          </table:table-row>
        </table:table-header-rows>
        <table:table-row table:style-name="TableLine3129171288144">
          <table:table-cell table:style-name="Tabela4.A1" office:value-type="string">
            <text:p text:style-name="P4">Precisamos de uma rede DLT privada, com controle sobre <text:span text:style-name="T6">peers</text:span> e regras de negócio (Chaincode).</text:p>
          </table:table-cell>
          <table:table-cell table:style-name="Tabela4.A1" office:value-type="string">
            <text:p text:style-name="P5"><text:span text:style-name="T1">Hyperledger Fabric v2.x (Permissionado Opcional)</text:span>. Para clientes com alta exigência de governança, o Guardian suporta a implantação de uma rede permissionada (Fabric), com <text:span text:style-name="T1">políticas de endosso e ciclo de vida de chaincode</text:span> definidas por canal.</text:p>
          </table:table-cell>
          <table:table-cell table:style-name="Tabela4.A1" office:value-type="string">
            <text:p text:style-name="P5">Contrate o <text:span text:style-name="T1">Módulo Permissionado</text:span> via consultoria. Você terá <text:span text:style-name="T1">custos de operação e consórcio</text:span>, mas <text:span text:style-name="T1">zero taxas por transação</text:span><text:span text:style-name="T5">24</text:span>, além de controle total sobre as regras de validação.</text:p>
          </table:table-cell>
          <table:table-cell table:style-name="Tabela4.D2" office:value-type="string">
            <text:p text:style-name="P6"/>
          </table:table-cell>
        </table:table-row>
      </table:table>
      <text:p text:style-name="Standard"/>
      <text:p text:style-name="Text_20_body">. Foco: resolver problemas reais do usuário com o agente “Governança DLT” (Agente Guardian). Padrões e fatos ancorados: VC 2.0, DID, C2PA, LGPD hash-only, L2 pós-Dencun com taxas baixas, Fabric opcional. <text:a xlink:type="simple" xlink:href="https://www.w3.org/TR/vc-data-model-2.0/?utm_source=chatgpt.com" office:target-frame-name="_blank" xlink:show="new" text:style-name="Internet_20_link" text:visited-style-name="Visited_20_Internet_20_Link">Investopedia+7W3C+7W3C+7</text:a></text:p>
      <text:h text:style-name="Heading_20_1" text:outline-level="1"><text:soft-page-break/>Playbooks de solução</text:h>
      <text:h text:style-name="Heading_20_2" text:outline-level="2">1) “Preciso provar que meus arquivos/relatórios não foram alterados”</text:h>
      <text:p text:style-name="Text_20_body">Entrada: ID do artefato ou upload.<text:line-break/>Ação: calcular hash; preservar ou embutir <text:span text:style-name="Strong_20_Emphasis">Content Credentials (C2PA)</text:span>; incluir no lote diário; ancorar em L2; emitir txid e prova de inclusão. <text:a xlink:type="simple" xlink:href="https://c2pa.org/specifications/specifications/2.2/specs/C2PA_Specification.html?utm_source=chatgpt.com" office:target-frame-name="_blank" xlink:show="new" text:style-name="Internet_20_link" text:visited-style-name="Visited_20_Internet_20_Link">C2PA+1</text:a><text:line-break/>Saída: link público de verificação + hash + txid.<text:line-break/>Critérios de aceite: verificador confirma hash e credenciais; transação confirmada.<text:line-break/>SLO: verificação online p95 &lt;1s; âncora até 23:59 UTC.<text:line-break/>Custo: centavos por mil artefatos com batching, viabilizado pela queda de taxas pós-Dencun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+1</text:a></text:p>
      <text:h text:style-name="Heading_20_2" text:outline-level="2">2) “Quero prova de que uma execução crítica ocorreu sem fraude”</text:h>
      <text:p text:style-name="Text_20_body">Entrada: run_id e metadados críticos.<text:line-break/>Ação: gerar <text:span text:style-name="Strong_20_Emphasis">recibo de execução</text:span> contendo hash do código, inputs e outputs principais; assinar; incluir no lote; ancorar; expor verificador.<text:line-break/>Saída: recibo assinado + txid + prova Merkle.<text:line-break/>Critérios de aceite: prova de inclusão válida para o run_id informado.<text:line-break/>SLO: geração do recibo &lt;200ms; âncora no próximo ciclo diário.</text:p>
      <text:h text:style-name="Heading_20_2" text:outline-level="2">3) “Preciso controlar acesso e consentimento com terceiros”</text:h>
      <text:p text:style-name="Text_20_body">Entrada: sujeito, escopos e validade.<text:line-break/>Ação: emitir <text:span text:style-name="Strong_20_Emphasis">Verifiable Credential (VC)</text:span> vinculada ao <text:span text:style-name="Strong_20_Emphasis">DID</text:span> do sujeito; expor endpoint de status; permitir revogação imediata. <text:a xlink:type="simple" xlink:href="https://www.w3.org/TR/vc-data-model-2.0/?utm_source=chatgpt.com" office:target-frame-name="_blank" xlink:show="new" text:style-name="Internet_20_link" text:visited-style-name="Visited_20_Internet_20_Link">W3C+1</text:a><text:line-break/>Saída: VC assinada + status_url.<text:line-break/>Critérios de aceite: validação JOSE/COSE; revogação refletida em &lt;60s.<text:line-break/>SLO: verificação p95 &lt;150ms. <text:a xlink:type="simple" xlink:href="https://www.w3.org/TR/vc-data-model-2.0/?utm_source=chatgpt.com" office:target-frame-name="_blank" xlink:show="new" text:style-name="Internet_20_link" text:visited-style-name="Visited_20_Internet_20_Link">W3C</text:a></text:p>
      <text:h text:style-name="Heading_20_2" text:outline-level="2">4) “Recebi um pedido de exclusão (LGPD)”</text:h>
      <text:p text:style-name="Text_20_body">Entrada: identificador do titular e artefatos.<text:line-break/>Ação: excluir dados pessoais no storage; invalidar referências; manter <text:span text:style-name="Strong_20_Emphasis">apenas hash</text:span> não reversível; registrar evidência do atendimento. Não gravar PII on-chain. <text:a xlink:type="simple" xlink:href="https://www.cnil.fr/sites/default/files/atoms/files/blockchain_en.pdf?utm_source=chatgpt.com" office:target-frame-name="_blank" xlink:show="new" text:style-name="Internet_20_link" text:visited-style-name="Visited_20_Internet_20_Link">CNIL+1</text:a><text:line-break/>Saída: relatório de atendimento + hashes residuais e justificativa.<text:line-break/>Critérios de aceite: dados pessoais removidos; prova de execução do pedido.<text:line-break/>SLO: ≤30 dias corridos (ou prazo contratual menor).</text:p>
      <text:h text:style-name="Heading_20_2" text:outline-level="2">5) “Auditoria detalhada em ambiente restrito”</text:h>
      <text:p text:style-name="Text_20_body">Entrada: exigência de rede privada.<text:line-break/>Ação: habilitar <text:span text:style-name="Strong_20_Emphasis">Hyperledger Fabric</text:span> com políticas de endosso e lifecycle de chaincode; expor <text:soft-page-break/>consultas e export assíncrono. <text:a xlink:type="simple" xlink:href="https://hyperledger-fabric.readthedocs.io/en/latest/endorsement-policies.html?utm_source=chatgpt.com" office:target-frame-name="_blank" xlink:show="new" text:style-name="Internet_20_link" text:visited-style-name="Visited_20_Internet_20_Link">hyperledger-fabric.readthedocs.io</text:a><text:line-break/>Saída: consulta por canal + export de auditoria.<text:line-break/>Critérios de aceite: política de endosso aplicada; trilha imutável.<text:line-break/>SLO: consulta p95 &lt;1s com índices quentes.</text:p>
      <text:h text:style-name="Heading_20_2" text:outline-level="2">6) “Quero receber em stablecoin (parcerias/cross-border)”</text:h>
      <text:p text:style-name="Text_20_body">Entrada: fatura ou consumo.<text:line-break/>Ação: ativar <text:span text:style-name="Strong_20_Emphasis">USDC via Stripe</text:span>; liquidação em fiat; conciliação no ERP. <text:a xlink:type="simple" xlink:href="https://stripe.com/blog/introducing-stablecoin-payments-for-subscriptions?utm_source=chatgpt.com" office:target-frame-name="_blank" xlink:show="new" text:style-name="Internet_20_link" text:visited-style-name="Visited_20_Internet_20_Link">Stripe+1</text:a><text:line-break/>Saída: comprovante de pagamento + reconciliação.<text:line-break/>Critérios de aceite: liquidação confirmada; sem exposição cambial no livro principal.</text:p>
      <text:h text:style-name="Heading_20_1" text:outline-level="1">Políticas obrigatórias</text:h>
      <text:list xml:id="list2718590012" text:style-name="L1">
        <text:list-item>
          <text:p text:style-name="P8"><text:span text:style-name="Strong_20_Emphasis">LGPD-first</text:span>: nada de PII on-chain; use hashes/commitments; “quase-apagamento” aceito por reguladores quando o dado-fonte é removido e o hash perde vínculo. <text:a xlink:type="simple" xlink:href="https://www.cnil.fr/sites/default/files/atoms/files/blockchain_en.pdf?utm_source=chatgpt.com" office:target-frame-name="_blank" xlink:show="new" text:style-name="Internet_20_link" text:visited-style-name="Visited_20_Internet_20_Link">CNIL</text:a></text:p>
        </text:list-item>
        <text:list-item>
          <text:p text:style-name="P8"><text:span text:style-name="Strong_20_Emphasis">Padrões</text:span>: <text:span text:style-name="Strong_20_Emphasis">VC 2.0</text:span> (Recomendação desde 15 maio 2025) e <text:span text:style-name="Strong_20_Emphasis">DID</text:span>; <text:span text:style-name="Strong_20_Emphasis">C2PA</text:span> nos assets com verificação pública. <text:a xlink:type="simple" xlink:href="https://www.w3.org/standards/history/vc-data-model-2.0/?utm_source=chatgpt.com" office:target-frame-name="_blank" xlink:show="new" text:style-name="Internet_20_link" text:visited-style-name="Visited_20_Internet_20_Link">C2PA+3W3C+3W3C+3</text:a></text:p>
        </text:list-item>
        <text:list-item>
          <text:p text:style-name="P8"><text:span text:style-name="Strong_20_Emphasis">Âncora barata</text:span>: L2 pós-Dencun com batching diário; custos de centavos por tx típicos nas L2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+2Investopedia+2</text:a></text:p>
        </text:list-item>
        <text:list-item>
          <text:p text:style-name="P8"><text:span text:style-name="Strong_20_Emphasis">Permissionado</text:span>: usar <text:span text:style-name="Strong_20_Emphasis">Fabric</text:span> quando o contrato exigir controle de membros e políticas de endosso. <text:a xlink:type="simple" xlink:href="https://hyperledger-fabric.readthedocs.io/en/latest/endorsement-policies.html?utm_source=chatgpt.com" office:target-frame-name="_blank" xlink:show="new" text:style-name="Internet_20_link" text:visited-style-name="Visited_20_Internet_20_Link">hyperledger-fabric.readthedocs.io</text:a></text:p>
        </text:list-item>
      </text:list>
      <text:h text:style-name="Heading_20_1" text:outline-level="1">API do agente (resumo)</text:h>
      <text:list xml:id="list2187895667" text:style-name="L2">
        <text:list-item>
          <text:p text:style-name="P9"><text:span text:style-name="Source_20_Text">POST /vc/issue</text:span> → body: subject_did, claims, expiry → resp: vc_jwt/cbor, status_url. <text:a xlink:type="simple" xlink:href="https://www.w3.org/TR/vc-data-model-2.0/?utm_source=chatgpt.com" office:target-frame-name="_blank" xlink:show="new" text:style-name="Internet_20_link" text:visited-style-name="Visited_20_Internet_20_Link">W3C</text:a></text:p>
        </text:list-item>
        <text:list-item>
          <text:p text:style-name="P9"><text:span text:style-name="Source_20_Text">POST /vc/revoke</text:span> → body: vc_id → resp: status=revoked.</text:p>
        </text:list-item>
        <text:list-item>
          <text:p text:style-name="P9"><text:span text:style-name="Source_20_Text">POST /provenance/asset</text:span> → body: asset_hash, c2pa_manifest → resp: receipt_id, verify_url. <text:a xlink:type="simple" xlink:href="https://c2pa.org/specifications/specifications/2.2/specs/C2PA_Specification.html?utm_source=chatgpt.com" office:target-frame-name="_blank" xlink:show="new" text:style-name="Internet_20_link" text:visited-style-name="Visited_20_Internet_20_Link">C2PA</text:a></text:p>
        </text:list-item>
        <text:list-item>
          <text:p text:style-name="P9"><text:span text:style-name="Source_20_Text">POST /runs/{id}/receipt</text:span> → body: code_hash, io_hash → resp: receipt + queue_for_anchor.</text:p>
        </text:list-item>
        <text:list-item>
          <text:p text:style-name="P9"><text:span text:style-name="Source_20_Text">GET /anchor/{date}</text:span> → resp: merkle_root, txid, inclusion_proof.</text:p>
        </text:list-item>
        <text:list-item>
          <text:p text:style-name="P9"><text:span text:style-name="Source_20_Text">POST /privacy/erasure</text:span> → body: subject_ref, artifacts → resp: evidence_report. <text:a xlink:type="simple" xlink:href="https://www.cnil.fr/sites/default/files/atoms/files/blockchain_en.pdf?utm_source=chatgpt.com" office:target-frame-name="_blank" xlink:show="new" text:style-name="Internet_20_link" text:visited-style-name="Visited_20_Internet_20_Link">CNIL</text:a></text:p>
        </text:list-item>
      </text:list>
      <text:h text:style-name="Heading_20_1" text:outline-level="1">Métricas e SLOs</text:h>
      <text:list xml:id="list2376866140" text:style-name="L3">
        <text:list-item>
          <text:p text:style-name="P10">Verificação de VC p95 &lt;150ms; falha mensal &lt;0,1%. <text:a xlink:type="simple" xlink:href="https://www.w3.org/TR/vc-data-model-2.0/?utm_source=chatgpt.com" office:target-frame-name="_blank" xlink:show="new" text:style-name="Internet_20_link" text:visited-style-name="Visited_20_Internet_20_Link">W3C</text:a></text:p>
        </text:list-item>
        <text:list-item>
          <text:p text:style-name="P10">≥95% dos assets com <text:span text:style-name="Strong_20_Emphasis">C2PA</text:span> preservado. <text:a xlink:type="simple" xlink:href="https://c2pa.org/specifications/specifications/2.2/specs/C2PA_Specification.html?utm_source=chatgpt.com" office:target-frame-name="_blank" xlink:show="new" text:style-name="Internet_20_link" text:visited-style-name="Visited_20_Internet_20_Link">C2PA</text:a></text:p>
        </text:list-item>
        <text:list-item>
          <text:p text:style-name="P10"><text:soft-page-break/><text:span text:style-name="Strong_20_Emphasis">Custo por evidência</text:span> &lt; US$0,01/1k eventos com batching em L2. <text:a xlink:type="simple" xlink:href="https://www.investopedia.com/cryptocurrency-market-news-mar-18-bitcoin-and-ether-prices-fall-after-dencun-upgrade-8610485?utm_source=chatgpt.com" office:target-frame-name="_blank" xlink:show="new" text:style-name="Internet_20_link" text:visited-style-name="Visited_20_Internet_20_Link">Investopedia</text:a></text:p>
        </text:list-item>
        <text:list-item>
          <text:p text:style-name="P10">Pedidos LGPD atendidos dentro do prazo; zero PII on-chain. <text:a xlink:type="simple" xlink:href="https://www.cnil.fr/sites/default/files/atoms/files/blockchain_en.pdf?utm_source=chatgpt.com" office:target-frame-name="_blank" xlink:show="new" text:style-name="Internet_20_link" text:visited-style-name="Visited_20_Internet_20_Link">CNIL</text:a></text:p>
        </text:list-item>
        <text:list-item>
          <text:p text:style-name="P10">MTTR de revogação de VC &lt;5min.</text:p>
        </text:list-item>
      </text:list>
      <text:h text:style-name="Heading_20_1" text:outline-level="1">Habilitação por plano</text:h>
      <text:list xml:id="list2283286572" text:style-name="L4">
        <text:list-item>
          <text:p text:style-name="P11"><text:span text:style-name="Strong_20_Emphasis">Business</text:span>: PoI com âncora diária + verificador público de arquivos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</text:a></text:p>
        </text:list-item>
        <text:list-item>
          <text:p text:style-name="P11"><text:span text:style-name="Strong_20_Emphasis">Enterprise</text:span>: PoI + recibos de execução, VC/DID e auditoria avançada; Fabric opcional. <text:a xlink:type="simple" xlink:href="https://www.w3.org/TR/vc-data-model-2.0/?utm_source=chatgpt.com" office:target-frame-name="_blank" xlink:show="new" text:style-name="Internet_20_link" text:visited-style-name="Visited_20_Internet_20_Link">W3C+2W3C+2</text:a></text:p>
        </text:list-item>
      </text:list>
      <text:h text:style-name="Heading_20_1" text:outline-level="1">Mensagem C-Level</text:h>
      <text:list xml:id="list3062255538" text:style-name="L5">
        <text:list-item>
          <text:p text:style-name="P12"><text:span text:style-name="Strong_20_Emphasis">Tese</text:span>: usar blockchain como <text:span text:style-name="Strong_20_Emphasis">camada de prova</text:span>. Dados ficam off-chain; on-chain vai só evidência barata. Reduz risco jurídico e custo forense. <text:a xlink:type="simple" xlink:href="https://www.cnil.fr/sites/default/files/atoms/files/blockchain_en.pdf?utm_source=chatgpt.com" office:target-frame-name="_blank" xlink:show="new" text:style-name="Internet_20_link" text:visited-style-name="Visited_20_Internet_20_Link">CNIL</text:a></text:p>
        </text:list-item>
        <text:list-item>
          <text:p text:style-name="P12"><text:span text:style-name="Strong_20_Emphasis">Custo</text:span>: pós-Dencun, L2 barateou ordens de grandeza; batching mantém OpEx marginal por cliente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+1</text:a></text:p>
        </text:list-item>
        <text:list-item>
          <text:p text:style-name="P12"><text:span text:style-name="Strong_20_Emphasis">Padrões consolidados</text:span>: VC 2.0 e C2PA já estão maduros e com adoção crescente em plataformas de mídia e provedores de infraestrutura. <text:a xlink:type="simple" xlink:href="https://www.w3.org/standards/history/vc-data-model-2.0/?utm_source=chatgpt.com" office:target-frame-name="_blank" xlink:show="new" text:style-name="Internet_20_link" text:visited-style-name="Visited_20_Internet_20_Link">W3C+2C2PA+2</text:a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10:42:33.907000000</meta:creation-date>
    <dc:date>2025-11-06T10:44:00.915000000</dc:date>
    <meta:editing-duration>PT1M27S</meta:editing-duration>
    <meta:editing-cycles>1</meta:editing-cycles>
    <meta:document-statistic meta:table-count="4" meta:image-count="0" meta:object-count="0" meta:page-count="5" meta:paragraph-count="83" meta:word-count="1192" meta:character-count="8052" meta:non-whitespace-character-count="6963"/>
    <meta:generator>LibreOffice/7.3.2.2$Windows_X86_64 LibreOffice_project/49f2b1bff42cfccbd8f788c8dc32c1c309559be0</meta:generator>
  </office:meta>
</office:document-meta>
</file>